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800000"/>
    </style:style>
    <style:style style:name="P2" style:family="paragraph" style:parent-style-name="Text_20_body">
      <style:paragraph-properties fo:text-align="start" style:justify-single-word="false"/>
      <style:text-properties fo:color="#800000"/>
    </style:style>
    <style:style style:name="P3" style:family="paragraph" style:parent-style-name="Text_20_body">
      <style:paragraph-properties fo:text-align="start" style:justify-single-word="fals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 style:list-style-name="L2">
      <style:text-properties fo:font-size="10.5pt" style:font-size-asian="10.5pt" style:font-size-complex="10.5pt"/>
    </style:style>
    <style:style style:name="P6" style:family="paragraph" style:parent-style-name="Standard" style:list-style-name="L3">
      <style:text-properties fo:font-size="10.5pt" style:font-size-asian="10.5pt" style:font-size-complex="10.5pt"/>
    </style:style>
    <style:style style:name="P7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color="#800000"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P10" style:family="paragraph" style:parent-style-name="Standard" style:list-style-name="L4"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Standard" style:list-style-name="L5"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color="#8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6"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Cahier des Charges - </text:span>Remontée de fiches</text:h>
      <text:p text:style-name="P2"/>
      <text:p text:style-name="P3">Phase 0: Module: asterisk</text:p>
      <text:p text:style-name="P3">Phase 1: Les Objets</text:p>
      <text:p text:style-name="Standard"/>
      <text:p text:style-name="P4">Développer les 2 objets suivants et leurs vues:</text:p>
      <text:list text:style-name="L2">
        <text:list-item>
          <text:p text:style-name="P5">Serveur Asterisk: (asterisk.server)</text:p>
          <text:list>
            <text:list-item>
              <text:p text:style-name="P5">name</text:p>
            </text:list-item>
            <text:list-item>
              <text:p text:style-name="P5">host, version</text:p>
            </text:list-item>
            <text:list-item>
              <text:p text:style-name="P5">port</text:p>
            </text:list-item>
            <text:list-item>
              <text:p text:style-name="P5">login</text:p>
            </text:list-item>
            <text:list-item>
              <text:p text:style-name="P5">passwd</text:p>
            </text:list-item>
          </text:list>
        </text:list-item>
        <text:list-item>
          <text:p text:style-name="P5">IP Phone: (asterisk.phone)</text:p>
          <text:list>
            <text:list-item>
              <text:p text:style-name="P5">name</text:p>
            </text:list-item>
            <text:list-item>
              <text:p text:style-name="P5">current_callerid (NULL -&gt; No Call, Other -&gt; Phone Number)</text:p>
            </text:list-item>
            <text:list-item>
              <text:p text:style-name="P5">asterisk_id</text:p>
            </text:list-item>
            <text:list-item>
              <text:p text:style-name="P5">ip</text:p>
            </text:list-item>
            <text:list-item>
              <text:p text:style-name="P5">phoneid</text:p>
            </text:list-item>
            <text:list-item>
              <text:p text:style-name="P5">user_id (res.users)</text:p>
            </text:list-item>
          </text:list>
        </text:list-item>
      </text:list>
      <text:p text:style-name="P4">Développer le menu suivant:</text:p>
      <text:list text:style-name="L3">
        <text:list-item>
          <text:p text:style-name="P6">SysAdmin</text:p>
          <text:list>
            <text:list-item>
              <text:p text:style-name="P6">Asterisk</text:p>
              <text:list>
                <text:list-item>
                  <text:p text:style-name="P6">Configuration</text:p>
                  <text:list>
                    <text:list-item>
                      <text:p text:style-name="P6">Asterisk Servers</text:p>
                    </text:list-item>
                    <text:list-item>
                      <text:p text:style-name="P6">IP Phones</text:p>
                    </text:list-item>
                  </text:list>
                </text:list-item>
                <text:list-item>
                  <text:p text:style-name="P6">Get Partner From Call (wizard)</text:p>
                </text:list-item>
              </text:list>
            </text:list-item>
          </text:list>
        </text:list-item>
      </text:list>
      <text:p text:style-name="Standard"/>
      <text:p text:style-name="P7">Phase 2: Wizard</text:p>
      <text:p text:style-name="P8"/>
      <text:p text:style-name="P9">Développer le wizard qui ouvre la fiche en fonction du champ phoneid sur le asterisk.phone. Si pas de partenaire, propose d'en faire un nouveau. Les étapes du Wizard:</text:p>
      <text:list text:style-name="L4">
        <text:list-item>
          <text:p text:style-name="P10">init: type:choice</text:p>
        </text:list-item>
        <text:list-item>
          <text:p text:style-name="P10">no_call: type form (retry, exit)</text:p>
        </text:list-item>
        <text:list-item>
          <text:p text:style-name="P10">no_partner: type form (create new partner, cancel)</text:p>
        </text:list-item>
        <text:list-item>
          <text:p text:style-name="P10">open: type action</text:p>
        </text:list-item>
      </text:list>
      <text:p text:style-name="P8"/>
      <text:p text:style-name="P7">Phase 3: Communication</text:p>
      <text:p text:style-name="P8"/>
      <text:p text:style-name="P9">Soit:</text:p>
      <text:list text:style-name="L5">
        <text:list-item>
          <text:p text:style-name="P11">Un script extérieur appellé depuis asterisk qui va modifier ce champ </text:p>
        </text:list-item>
        <text:list-item>
          <text:p text:style-name="P11">call_info.py $PHONEID $CURRENT_CALLERID host_tiny port_tiny dbname uid passwd</text:p>
        </text:list-item>
      </text:list>
      <text:p text:style-name="P9"/>
      <text:p text:style-name="P12">Phase 4: (option)</text:p>
      <text:p text:style-name="P9"/>
      <text:list text:style-name="L6">
        <text:list-item>
          <text:p text:style-name="P13">Report sur l'état actuel des téléphones. (list: phone – current_call_status)</text:p>
        </text:list-item>
        <text:list-item>
          <text:p text:style-name="P13">Garder l'historique des coup de téléphones sur l'objet: asterisk.phone (one2many), et pouvoir voir l'historique des appels sur une fiche partenaire (_inherit)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26T08:41:07</meta:creation-date>
    <dc:date>2007-10-26T13:51:12</dc:date>
    <meta:print-date>2007-10-26T08:52:44</meta:print-date>
    <dc:language>en-US</dc:language>
    <meta:editing-cycles>5</meta:editing-cycles>
    <meta:editing-duration>PT5H10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181" meta:character-count="1178"/>
  </office:meta>
</office:document-meta>
</file>